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draw:marker-start-width="0.355cm" draw:marker-end-width="0.152cm" draw:fill="solid" draw:fill-color="#ffffff" draw:textarea-horizontal-align="justify" draw:textarea-vertical-align="middle" draw:auto-grow-height="false" fo:min-height="14.077cm" fo:min-width="9.81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55cm" draw:marker-end-width="0.152cm" draw:fill="solid" draw:fill-color="#ffffff" draw:textarea-horizontal-align="justify" draw:textarea-vertical-align="middle" draw:auto-grow-height="false" fo:min-height="7.193cm" fo:min-width="10.919cm" fo:padding-top="0.15cm" fo:padding-bottom="0.15cm" fo:padding-left="0.275cm" fo:padding-right="0.275cm"/>
    </style:style>
    <style:style style:name="gr3" style:family="graphic" style:parent-style-name="standard" style:list-style-name="L1">
      <style:graphic-properties svg:stroke-width="0.051cm" draw:marker-start-width="0.355cm" draw:marker-end-width="0.152cm" draw:fill-color="#ffffff" draw:textarea-horizontal-align="justify" draw:textarea-vertical-align="middle" draw:auto-grow-height="false" fo:min-height="0.827cm" fo:min-width="2.324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6699" draw:marker-start-width="0.355cm" draw:marker-end="Arrow" draw:marker-end-width="0.152cm" draw:fill="none" draw:textarea-vertical-align="middle" fo:padding-top="0.025cm" fo:padding-bottom="0.025cm" fo:padding-left="0.025cm" fo:padding-right="0.025cm"/>
    </style:style>
    <style:style style:name="gr5" style:family="graphic" style:parent-style-name="standard" style:list-style-name="L2">
      <style:graphic-properties svg:stroke-width="0.051cm" draw:marker-start-width="0.355cm" draw:marker-end-width="0.152cm" draw:fill="none" draw:textarea-horizontal-align="justify" draw:textarea-vertical-align="middle" draw:auto-grow-height="false" fo:min-height="5.457cm" fo:min-width="3.453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55cm" draw:marker-end-width="0.152cm" draw:fill="hatch" draw:fill-color="#b2b2b2" draw:fill-hatch-name="Black_20_-45_20_Degrees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 style:list-style-name="L2">
      <style:graphic-properties svg:stroke-width="0.051cm" draw:marker-start-width="0.355cm" draw:marker-end-width="0.152cm" draw:fill="none" draw:textarea-horizontal-align="justify" draw:textarea-vertical-align="middle" draw:auto-grow-height="false" fo:min-height="5.457cm" fo:min-width="3.45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55cm" draw:marker-end-width="0.152cm" draw:fill="solid" draw:fill-color="#ffffff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55cm" draw:marker-end-width="0.152cm" draw:fill="solid" draw:fill-color="#000000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 style:list-style-name="L2">
      <style:graphic-properties svg:stroke-width="0.051cm" draw:marker-start-width="0.355cm" draw:marker-end-width="0.152cm" draw:fill-color="#ffffff" draw:textarea-horizontal-align="justify" draw:textarea-vertical-align="middle" draw:auto-grow-height="false" fo:min-height="0.844cm" fo:min-width="1.991cm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svg:stroke-width="0.051cm" draw:marker-start-width="0.355cm" draw:marker-end-width="0.152cm" draw:fill-color="#ffffff" draw:textarea-horizontal-align="justify" draw:textarea-vertical-align="middle" draw:auto-grow-height="false" fo:min-height="0.754cm" fo:min-width="3.527cm" fo:padding-top="0.15cm" fo:padding-bottom="0.15cm" fo:padding-left="0.275cm" fo:padding-right="0.275cm"/>
    </style:style>
    <style:style style:name="gr12" style:family="graphic" style:parent-style-name="standard" style:list-style-name="L2">
      <style:graphic-properties svg:stroke-width="0.051cm" draw:marker-start-width="0.355cm" draw:marker-end-width="0.152cm" draw:fill="none" draw:textarea-horizontal-align="justify" draw:textarea-vertical-align="middle" draw:auto-grow-height="false" fo:min-height="5.457cm" fo:min-width="3.453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006699" draw:marker-start-width="0.355cm" draw:marker-end="Arrow" draw:marker-end-width="0.152cm" draw:fill="none" draw:textarea-vertical-align="middle" fo:padding-top="0.025cm" fo:padding-bottom="0.025cm" fo:padding-left="0.025cm" fo:padding-right="0.025cm"/>
    </style:style>
    <style:style style:name="gr14" style:family="graphic" style:parent-style-name="objectwithoutfill">
      <style:graphic-properties draw:stroke="dash" draw:stroke-dash="Dashed_20__28_var_29_" svg:stroke-width="0.051cm" svg:stroke-color="#006699" draw:marker-start-width="0.355cm" draw:marker-end="Arrow" draw:marker-end-width="0.152cm" draw:fill="none" draw:textarea-vertical-align="middle" fo:padding-top="0.025cm" fo:padding-bottom="0.025cm" fo:padding-left="0.025cm" fo:padding-right="0.025cm"/>
    </style:style>
    <style:style style:name="gr15" style:family="graphic" style:parent-style-name="standard" style:list-style-name="L1">
      <style:graphic-properties svg:stroke-width="0.051cm" draw:marker-start-width="0.355cm" draw:marker-end-width="0.152cm" draw:fill-color="#ffffff" draw:textarea-horizontal-align="justify" draw:textarea-vertical-align="middle" draw:auto-grow-height="false" fo:min-height="1.407cm" fo:min-width="3.7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609cm" fo:min-width="2.221cm"/>
    </style:style>
    <style:style style:name="gr17" style:family="graphic" style:parent-style-name="standard">
      <style:graphic-properties draw:stroke="none" svg:stroke-width="0.051cm" draw:marker-start-width="0.355cm" draw:marker-end-width="0.152cm" draw:fill-color="#ffffff" draw:textarea-horizontal-align="justify" draw:textarea-vertical-align="middle" draw:auto-grow-height="false" fo:min-height="0.323cm" fo:min-width="1.262cm"/>
    </style:style>
    <style:style style:name="gr18" style:family="graphic" style:parent-style-name="standard" style:list-style-name="L2">
      <style:graphic-properties svg:stroke-width="0.051cm" draw:marker-start-width="0.355cm" draw:marker-end-width="0.152cm" draw:fill="none" draw:textarea-horizontal-align="justify" draw:textarea-vertical-align="middle" draw:auto-grow-height="false" fo:min-height="5.457cm" fo:min-width="3.453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-width="0.355cm" draw:marker-end-width="0.152cm" draw:fill="hatch" draw:fill-color="#ffffff" draw:fill-hatch-name="Black_20_-45_20_Degrees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start-width="0.355cm" draw:marker-end-width="0.152cm" draw:fill="hatch" draw:fill-color="#000000" draw:fill-hatch-name="Black_20_-45_20_Degrees" draw:fill-hatch-solid="fals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svg:stroke-width="0.051cm" draw:marker-start-width="0.355cm" draw:marker-end-width="0.152cm" draw:fill-color="#ffffff" draw:textarea-horizontal-align="justify" draw:textarea-vertical-align="middle" draw:auto-grow-height="false" fo:min-height="0.754cm" fo:min-width="3.849cm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7.8999996185303pt"/>
    </style:style>
    <style:style style:name="P3" style:family="paragraph">
      <style:paragraph-properties fo:margin-left="0cm" fo:margin-right="0cm" fo:text-align="center" fo:text-indent="0cm"/>
      <style:text-properties style:font-name="LM Roman 9" fo:font-size="17.8999996185303pt" style:letter-kerning="true" style:font-name-asian="Droid Sans Fallback" style:font-size-asian="18pt" style:font-name-complex="FreeSans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text-align="center" fo:text-indent="0cm"/>
      <style:text-properties style:font-name="LM Roman 9" fo:font-size="17.8999996185303pt" fo:font-weight="normal" style:letter-kerning="true" style:font-name-asian="Droid Sans Fallback" style:font-size-asian="18pt" style:font-weight-asian="normal" style:font-name-complex="FreeSans" style:font-size-complex="18pt" style:font-weight-complex="normal"/>
    </style:style>
    <style:style style:name="P7" style:family="paragraph">
      <style:paragraph-properties fo:margin-left="0cm" fo:margin-right="0cm" fo:text-align="center" fo:text-indent="0cm"/>
      <style:text-properties style:font-name="LM Roman 9" fo:font-size="17.8999996185303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1" style:family="text">
      <style:text-properties style:font-name="LM Roman 9" fo:font-size="17.8999996185303pt" style:text-underline-style="solid" style:text-underline-width="auto" style:text-underline-color="font-color" style:letter-kerning="true" style:font-name-asian="Droid Sans Fallback" style:font-size-asian="18pt" style:font-name-complex="FreeSans" style:font-size-complex="18pt"/>
    </style:style>
    <style:style style:name="T2" style:family="text">
      <style:text-properties style:font-name="LM Roman 9" fo:font-size="17.8999996185303pt" style:letter-kerning="true" style:font-name-asian="Droid Sans Fallback" style:font-size-asian="18pt" style:font-name-complex="FreeSans" style:font-size-complex="18pt"/>
    </style:style>
    <style:style style:name="T3" style:family="text">
      <style:text-properties style:font-name="LM Roman 9" fo:font-size="17.8999996185303pt" fo:font-weight="normal" style:letter-kerning="true" style:font-name-asian="Droid Sans Fallback" style:font-size-asian="18pt" style:font-weight-asian="normal" style:font-name-complex="FreeSans" style:font-size-complex="18pt" style:font-weight-complex="normal"/>
    </style:style>
    <style:style style:name="T4" style:family="text">
      <style:text-properties style:font-name="LM Roman 9" fo:font-size="17.8999996185303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363cm" svg:height="14.377cm" svg:x="16.256cm" svg:y="0.055cm">
          <text:p text:style-name="P1"><text:span text:style-name="T1">aprendizado supervisionado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469cm" svg:height="7.493cm" svg:x="0.088cm" svg:y="0.101cm">
          <text:p text:style-name="P1"><text:span text:style-name="T2">domínio da aplicação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2.996cm" svg:height="1.249cm" svg:x="16.787cm" svg:y="5.12cm">
          <text:p text:style-name="P1"><text:span text:style-name="T2">model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2.462cm" svg:y1="7.165cm" svg:x2="2.449cm" svg:y2="10.835cm" draw:start-shape="id1" draw:start-glue-point="7" draw:end-shape="id2" draw:end-glue-point="0" svg:d="M2462 7165l-13 3670" svg:viewBox="0 0 14 3671">
          <text:p/>
        </draw:connector>
        <draw:custom-shape draw:style-name="gr5" draw:text-style-name="P3" xml:id="id1" draw:id="id1" draw:layer="layout" svg:width="4.003cm" svg:height="5.757cm" svg:x="0.459cm" svg:y="1.408cm">
          <text:p text:style-name="P1"><text:span text:style-name="T2"/></text:p>
          <text:p text:style-name="P1"><text:span text:style-name="T2">dados</text:span></text:p>
          <text:p text:style-name="P1"><text:span text:style-name="T2">originais</text:span></text:p>
          <text:p text:style-name="P1"><text:span text:style-name="T2"/></text:p>
          <text:p text:style-name="P1"><text:span text:style-name="T2"/></text:p>
          <draw:enhanced-geometry svg:viewBox="0 0 88 21600" draw:mirror-horizontal="true" draw:mirror-vertical="false" draw:glue-points="44 ?f6 44 0 0 10800 44 21600 88 10800" draw:text-areas="0 ?f6 88 ?f3" draw:type="can" draw:modifiers="5048.228571428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0.381cm" svg:height="0.381cm" svg:x="2.591cm" svg:y="6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.879cm" svg:y="6.6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.181cm" svg:y="6.5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0.56cm" svg:y="6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2.591cm" svg:y="6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.879cm" svg:y="6.1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.181cm" svg:y="6.0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0.56cm" svg:y="5.8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3.331cm" svg:y="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3.979cm" svg:y="6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3.331cm" svg:y="6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3.979cm" svg:y="5.8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2.591cm" svg:y="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.879cm" svg:y="5.6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.181cm" svg:y="5.5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0.56cm" svg:y="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2.591cm" svg:y="5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.879cm" svg:y="5.1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.181cm" svg:y="5.0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0.56cm" svg:y="4.8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3.331cm" svg:y="5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3.979cm" svg:y="5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3.331cm" svg:y="5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3.979cm" svg:y="4.8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3" draw:layer="layout" svg:width="4.003cm" svg:height="5.757cm" svg:x="22.269cm" svg:y="8.595cm">
            <text:p text:style-name="P1"><text:span text:style-name="T2"/></text:p>
            <text:p text:style-name="P1"><text:span text:style-name="T2">conjunto de</text:span></text:p>
            <text:p text:style-name="P1"><text:span text:style-name="T2">treinamento</text:span></text:p>
            <text:p text:style-name="P1"><text:span text:style-name="T2"/></text:p>
            <text:p text:style-name="P1"><text:span text:style-name="T2"/></text:p>
            <draw:enhanced-geometry svg:viewBox="0 0 88 21600" draw:mirror-horizontal="true" draw:mirror-vertical="false" draw:glue-points="44 ?f6 44 0 0 10800 44 21600 88 10800" draw:text-areas="0 ?f6 88 ?f3" draw:type="can" draw:modifiers="5048.2285714285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4" draw:layer="layout" svg:width="0.381cm" svg:height="0.381cm" svg:x="24.465cm" svg:y="13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381cm" svg:height="0.381cm" svg:x="23.753cm" svg:y="13.8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381cm" svg:height="0.381cm" svg:x="23.753cm" svg:y="13.33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381cm" svg:height="0.381cm" svg:x="25.853cm" svg:y="13.00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381cm" svg:height="0.381cm" svg:x="23.055cm" svg:y="12.23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381cm" svg:height="0.381cm" svg:x="25.205cm" svg:y="12.7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381cm" svg:height="0.381cm" svg:x="25.853cm" svg:y="12.5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4" draw:layer="layout" draw:type="line" svg:x1="15.167cm" svg:y1="11.42cm" svg:x2="22.27cm" svg:y2="11.473cm" draw:start-shape="id3" draw:start-glue-point="1" draw:end-shape="id4" svg:d="M15167 11420l7103 53" svg:viewBox="0 0 7104 54">
          <text:p/>
        </draw:connector>
        <draw:custom-shape draw:style-name="gr10" draw:text-style-name="P6" xml:id="id10" draw:id="id10" draw:layer="layout" svg:width="4.255cm" svg:height="1.143cm" svg:x="10.778cm" svg:y="12.928cm">
          <text:p text:style-name="P5"><text:span text:style-name="T3">supervisor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1" draw:text-style-name="P7" xml:id="id2" draw:id="id2" draw:layer="layout" svg:width="4.191cm" svg:height="1.168cm" svg:x="0.354cm" svg:y="10.835cm">
          <text:p text:style-name="P1"><text:span text:style-name="T4">amostrag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545cm" svg:y1="11.419cm" svg:x2="5.506cm" svg:y2="11.428cm" draw:start-shape="id2" draw:end-shape="id5" draw:end-glue-point="8" svg:d="M4545 11419l961 9" svg:viewBox="0 0 962 10">
          <text:p/>
        </draw:connector>
        <draw:custom-shape draw:style-name="gr12" draw:text-style-name="P3" draw:layer="layout" svg:width="4.003cm" svg:height="5.757cm" svg:x="7.244cm" svg:y="1.408cm">
          <text:p text:style-name="P1"><text:span text:style-name="T2"/></text:p>
          <text:p text:style-name="P1"><text:span text:style-name="T2">novos</text:span></text:p>
          <text:p text:style-name="P1"><text:span text:style-name="T2">dados</text:span></text:p>
          <text:p text:style-name="P1"><text:span text:style-name="T2"/></text:p>
          <text:p text:style-name="P1"><text:span text:style-name="T2"/></text:p>
          <draw:enhanced-geometry svg:viewBox="0 0 88 21600" draw:mirror-horizontal="true" draw:mirror-vertical="false" draw:glue-points="44 ?f6 44 0 0 10800 44 21600 88 10800" draw:text-areas="0 ?f6 88 ?f3" draw:type="can" draw:modifiers="5048.228571428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0.381cm" svg:height="0.381cm" svg:x="9.358cm" svg:y="6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8.646cm" svg:y="6.6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7.948cm" svg:y="6.5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7.327cm" svg:y="6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9.358cm" svg:y="6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8.646cm" svg:y="6.1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7.948cm" svg:y="6.0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7.327cm" svg:y="5.8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0.098cm" svg:y="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0.746cm" svg:y="6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0.098cm" svg:y="6.0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9.358cm" svg:y="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8.646cm" svg:y="5.6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7.948cm" svg:y="5.5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7.327cm" svg:y="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6" draw:id="id6" draw:layer="layout" svg:width="0.381cm" svg:height="0.381cm" svg:x="10.098cm" svg:y="5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10.479cm" svg:y1="5.739cm" svg:x2="16.787cm" svg:y2="5.744cm" draw:start-shape="id6" draw:start-glue-point="10" draw:end-shape="id7" svg:d="M10479 5739l6308 5" svg:viewBox="0 0 6309 6">
          <text:p/>
        </draw:connector>
        <draw:connector draw:style-name="gr14" draw:text-style-name="P4" draw:layer="layout" draw:type="line" svg:x1="18.285cm" svg:y1="5.12cm" svg:x2="18.271cm" svg:y2="2.083cm" draw:start-shape="id7" draw:start-glue-point="0" draw:end-shape="id8" draw:end-glue-point="8" svg:d="M18285 5120l-14-3037" svg:viewBox="0 0 15 3038">
          <text:p text:style-name="P4">cdsfgsdfgpprediz</text:p>
        </draw:connector>
        <draw:custom-shape draw:style-name="gr9" draw:text-style-name="P4" xml:id="id8" draw:id="id8" draw:layer="layout" svg:width="0.381cm" svg:height="0.381cm" svg:x="18.08cm" svg:y="1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9" draw:id="id9" draw:layer="layout" svg:width="4.464cm" svg:height="1.891cm" svg:x="22.034cm" svg:y="4.821cm">
          <text:p text:style-name="P1"><text:span text:style-name="T2">algoritmo de</text:span></text:p>
          <text:p text:style-name="P1"><text:span text:style-name="T4">aprendiza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24.271cm" svg:y1="8.595cm" svg:x2="24.266cm" svg:y2="6.712cm" draw:start-shape="id4" draw:start-glue-point="0" draw:end-shape="id9" draw:end-glue-point="2" svg:d="M24271 8595l-5-1883" svg:viewBox="0 0 6 1884">
          <text:p/>
        </draw:connector>
        <draw:custom-shape draw:style-name="gr16" draw:text-style-name="P2" draw:layer="layout" svg:width="2.813cm" svg:height="0.951cm" draw:transform="rotate (1.5707963267949) translate (17.187cm 4.996cm)">
          <text:p text:style-name="P1"><text:span text:style-name="T2">predi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.824cm" svg:height="0.635cm" svg:x="20.051cm" svg:y="5.056cm">
          <text:p text:style-name="P1"><text:span text:style-name="T2">indu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22.034cm" svg:y1="5.766cm" svg:x2="19.783cm" svg:y2="5.744cm" draw:start-shape="id9" draw:end-shape="id7" draw:end-glue-point="1" svg:d="M22034 5766l-2251-22" svg:viewBox="0 0 2252 23">
          <text:p/>
        </draw:connector>
        <draw:custom-shape draw:style-name="gr18" draw:text-style-name="P3" xml:id="id5" draw:id="id5" draw:layer="layout" svg:width="4.003cm" svg:height="5.757cm" svg:x="5.505cm" svg:y="8.549cm">
          <text:p text:style-name="P1"><text:span text:style-name="T2"/></text:p>
          <text:p text:style-name="P1"><text:span text:style-name="T2">amostra</text:span></text:p>
          <text:p text:style-name="P1"><text:span text:style-name="T2"/></text:p>
          <text:p text:style-name="P1"><text:span text:style-name="T2"/></text:p>
          <draw:enhanced-geometry svg:viewBox="0 0 88 21600" draw:mirror-horizontal="true" draw:mirror-vertical="false" draw:glue-points="44 ?f6 44 0 0 10800 44 21600 88 10800" draw:text-areas="0 ?f6 88 ?f3" draw:type="can" draw:modifiers="5048.228571428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4" draw:layer="layout" svg:width="0.381cm" svg:height="0.381cm" svg:x="7.601cm" svg:y="13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381cm" svg:height="0.381cm" svg:x="6.889cm" svg:y="13.7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381cm" svg:height="0.381cm" svg:x="6.889cm" svg:y="13.2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381cm" svg:height="0.381cm" svg:x="8.989cm" svg:y="12.9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381cm" svg:height="0.381cm" svg:x="6.191cm" svg:y="12.1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381cm" svg:height="0.381cm" svg:x="8.341cm" svg:y="12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381cm" svg:height="0.381cm" svg:x="8.989cm" svg:y="12.4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9.509cm" svg:y1="11.428cm" svg:x2="10.654cm" svg:y2="11.42cm" draw:start-shape="id5" draw:start-glue-point="6" draw:end-shape="id3" draw:end-glue-point="3" svg:d="M9509 11428l1145-8" svg:viewBox="0 0 1146 9">
          <text:p/>
        </draw:connector>
        <draw:custom-shape draw:style-name="gr21" draw:text-style-name="P7" xml:id="id3" draw:id="id3" draw:layer="layout" svg:width="4.513cm" svg:height="1.168cm" svg:x="10.654cm" svg:y="10.836cm">
          <text:p text:style-name="P1"><text:span text:style-name="T4">categoriz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06cm" svg:y1="12.928cm" svg:x2="12.91cm" svg:y2="12.004cm" draw:start-shape="id10" draw:start-glue-point="4" draw:end-shape="id3" svg:d="M12906 12928l4-924" svg:viewBox="0 0 5 9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 draw:textarea-horizontal-align="right" draw:fit-to-contour="tru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4.4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3:06:24.605600283</meta:creation-date>
    <dc:date>2015-07-09T18:49:58.253430829</dc:date>
    <meta:editing-duration>PT8H19M19S</meta:editing-duration>
    <meta:editing-cycles>39</meta:editing-cycles>
    <meta:generator>LibreOffice/4.3.3.2$Linux_X86_64 LibreOffice_project/430m0$Build-2</meta:generator>
    <meta:document-statistic meta:object-count="78"/>
  </office:meta>
</office:document-meta>
</file>